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loext:opacity="100%" fo:background-color="#1e1e1e"/>
    </style:style>
    <style:style style:name="P3" style:family="paragraph" style:parent-style-name="Standard">
      <style:paragraph-properties style:line-height-at-least="0.198in"/>
      <style:text-properties fo:color="#6a9955" loext:opacity="100%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198in"/>
    </style:style>
    <style:style style:name="T1" style:family="text">
      <style:text-properties fo:color="#ce9178" loext:opacity="100%"/>
    </style:style>
    <style:style style:name="T2" style:family="text">
      <style:text-properties fo:color="#ce9178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b5cea8" loext:opacity="100%"/>
    </style:style>
    <style:style style:name="T6" style:family="text">
      <style:text-properties fo:color="#b5cea8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/Part 1:  Thinking Functionally</text:p>
      <text:p text:style-name="P1">console.log(<text:span text:style-name="T1">`\n&gt;&gt;&gt;&gt;&gt;&gt;&gt;&gt;&gt;&gt;&gt;&gt;&gt;&gt;&gt;&gt;&gt;&gt;&gt;&gt;&gt;&gt;Part 1:  Thinking Functionally&lt;&lt;&lt;&lt;&lt;&lt;&lt;&lt;&lt;&lt;&lt;&lt;&lt;&lt;&lt;&lt;&lt;&lt;&lt;`</text:span>);</text:p>
      <text:p text:style-name="P3">// Declare the array of numbers that will be used to test the functions below</text:p>
      <text:p text:style-name="P1"><text:span text:style-name="T3">let</text:span> arrOfNum = [<text:span text:style-name="T5">5</text:span>, <text:span text:style-name="T5">10</text:span>, <text:span text:style-name="T5">15</text:span>, <text:span text:style-name="T5">20</text:span>];</text:p>
      <text:p text:style-name="P4"/>
      <text:p text:style-name="P3">//Take an array of numbers and return the sum.</text:p>
      <text:p text:style-name="P1"><text:span text:style-name="T3">function</text:span> sumArray(numArr){</text:p>
      <text:p text:style-name="P2">    <text:span text:style-name="T4">let</text:span><text:span text:style-name="T7"> sum = </text:span><text:span text:style-name="T6">0</text:span><text:span text:style-name="T7">;</text:span></text:p>
      <text:p text:style-name="P2">    <text:span text:style-name="T7">numArr.forEach((number) </text:span><text:span text:style-name="T4">=&gt;</text:span><text:span text:style-name="T7">{</text:span></text:p>
      <text:p text:style-name="P2">    <text:span text:style-name="T7">sum += number});</text:span></text:p>
      <text:p text:style-name="P2">    <text:span text:style-name="T4">return</text:span><text:span text:style-name="T7"> sum;</text:span></text:p>
      <text:p text:style-name="P1">}</text:p>
      <text:p text:style-name="P4"/>
      <text:p text:style-name="P1">console.log(<text:span text:style-name="T1">`\nThe sum of the numbers in the array [</text:span><text:span text:style-name="T3">${</text:span>arrOfNum<text:span text:style-name="T3">}</text:span><text:span text:style-name="T1">] is: </text:span><text:span text:style-name="T3">${</text:span>sumArray(arrOfNum)<text:span text:style-name="T3">}</text:span><text:span text:style-name="T1">`</text:span>);</text:p>
      <text:p text:style-name="P4"/>
      <text:p text:style-name="P3">//Take an array of numbers and return the average.</text:p>
      <text:p text:style-name="P1"><text:span text:style-name="T3">function</text:span> averageArray(numArr){</text:p>
      <text:p text:style-name="P2">    <text:span text:style-name="T4">let</text:span><text:span text:style-name="T7"> sum = sumArray(numArr);</text:span></text:p>
      <text:p text:style-name="P2">    <text:span text:style-name="T4">let</text:span><text:span text:style-name="T7"> average = sum / numArr.length;</text:span></text:p>
      <text:p text:style-name="P2">    <text:span text:style-name="T4">return</text:span><text:span text:style-name="T7"> average;</text:span></text:p>
      <text:p text:style-name="P1">}</text:p>
      <text:p text:style-name="P4"/>
      <text:p text:style-name="P1">console.log(<text:span text:style-name="T1">`\nThe average of the numbers in the array [</text:span><text:span text:style-name="T3">${</text:span>arrOfNum<text:span text:style-name="T3">}</text:span><text:span text:style-name="T1">] is: </text:span><text:span text:style-name="T3">${</text:span>averageArray(arrOfNum)<text:span text:style-name="T3">}</text:span><text:span text:style-name="T1">`</text:span>);</text:p>
      <text:p text:style-name="P4"/>
      <text:p text:style-name="P3">//Take an array of strings and return the longest string.</text:p>
      <text:p text:style-name="P3">//Use sort(comparefn) as per https://developer.mozilla.org/en-US/docs/Web/JavaScript/Reference/Global_Objects/Array/sort#comparefn</text:p>
      <text:p text:style-name="P1"><text:span text:style-name="T3">const</text:span> myArray = [<text:span text:style-name="T1">'apple'</text:span>,<text:span text:style-name="T1">'elephant'</text:span>, <text:span text:style-name="T1">'programming'</text:span>,<text:span text:style-name="T1">'ocean'</text:span>, <text:span text:style-name="T1">'mountain'</text:span>, <text:span text:style-name="T1">'coffee'</text:span>, <text:span text:style-name="T1">'watermelon'</text:span>];</text:p>
      <text:p text:style-name="P1"><text:span text:style-name="T3">function</text:span> sortStrByLength(arr){</text:p>
      <text:p text:style-name="P1">console.log(<text:span text:style-name="T1">"\nThe longest string in the array ['apple','elephant', 'programming','ocean', 'mountain', 'coffee', 'watermelon'] is: "</text:span> + arr.sort((a, b) <text:span text:style-name="T3">=&gt;</text:span> b.length - a.length)[<text:span text:style-name="T5">0</text:span>]);</text:p>
      <text:p text:style-name="P1">}</text:p>
      <text:p text:style-name="P4"/>
      <text:p text:style-name="P1">sortStrByLength(myArray);</text:p>
      <text:p text:style-name="P4"/>
      <text:p text:style-name="P3">//Take an array of strings, and a number and return an array of the strings that are longer than the given number. </text:p>
      <text:p text:style-name="P3">//Filter string in array as per https://developer.mozilla.org/en-US/docs/Web/JavaScript/Reference/Global_Objects/Array/filter</text:p>
      <text:p text:style-name="P1"><text:span text:style-name="T3">let</text:span> newMyArray = [<text:span text:style-name="T1">'say'</text:span>, <text:span text:style-name="T1">'hello'</text:span>, <text:span text:style-name="T1">'in'</text:span>, <text:span text:style-name="T1">'the'</text:span>, <text:span text:style-name="T1">'morning'</text:span>];</text:p>
      <text:p text:style-name="P1"><text:soft-page-break/><text:span text:style-name="T3">let</text:span> arrOfStringslongerThan = [];</text:p>
      <text:p text:style-name="P1"><text:span text:style-name="T3">function</text:span> stringsLongerThan(arr, number){</text:p>
      <text:p text:style-name="P4"/>
      <text:p text:style-name="P2">    <text:span text:style-name="T4">return</text:span><text:span text:style-name="T7"> arr.filter((word) </text:span><text:span text:style-name="T4">=&gt;</text:span><text:span text:style-name="T7"> word.length &gt; number);</text:span></text:p>
      <text:p text:style-name="P1">}</text:p>
      <text:p text:style-name="P1">console.log(<text:span text:style-name="T1">"\nThe string(s) longer that 3 in the array is/are: "</text:span> + stringsLongerThan(newMyArray, <text:span text:style-name="T5">3</text:span>));</text:p>
      <text:p text:style-name="P4"/>
      <text:p text:style-name="P3">//Take a number, n, and print every number between 1 and n without using loops. Use recursion.</text:p>
      <text:p text:style-name="P4"/>
      <text:p text:style-name="P1"><text:span text:style-name="T3">function</text:span> listNNumbers (n){</text:p>
      <text:p text:style-name="P2">    </text:p>
      <text:p text:style-name="P2">    <text:span text:style-name="T4">if</text:span><text:span text:style-name="T7">(n &gt; </text:span><text:span text:style-name="T6">0</text:span><text:span text:style-name="T7">){</text:span></text:p>
      <text:p text:style-name="P2">        <text:span text:style-name="T7">console.log(n);</text:span></text:p>
      <text:p text:style-name="P2">        <text:span text:style-name="T7">listNNumbers(n - </text:span><text:span text:style-name="T6">1</text:span><text:span text:style-name="T7">)</text:span></text:p>
      <text:p text:style-name="P2">    <text:span text:style-name="T7">}</text:span></text:p>
      <text:p text:style-name="P1">}</text:p>
      <text:p text:style-name="P1">console.log(<text:span text:style-name="T1">"\nIf 'n' equals to '10', the numbers betwwen 1 and 'n' are:"</text:span>);</text:p>
      <text:p text:style-name="P1">listNNumbers(<text:span text:style-name="T5">10</text:span>);</text:p>
      <text:p text:style-name="P4"/>
      <text:p text:style-name="P3">//Part 2: Thinking Methodically</text:p>
      <text:p text:style-name="P1">console.log(<text:span text:style-name="T1">"\n&gt;&gt;&gt;&gt;&gt;&gt;&gt;&gt;&gt;&gt;&gt;&gt;&gt;&gt;&gt;&gt;&gt;&gt;&gt;&gt;&gt;&gt;Part 2: Thinking Methodically&lt;&lt;&lt;&lt;&lt;&lt;&lt;&lt;&lt;&lt;&lt;&lt;&lt;&lt;&lt;&lt;&lt;&lt;&lt;&lt;&lt;&lt;&lt;"</text:span>)</text:p>
      <text:p text:style-name="P4"/>
      <text:p text:style-name="P3">//Sort the array by age.</text:p>
      <text:p text:style-name="P1"><text:span text:style-name="T3">let</text:span> arrayPart2 = [{ id: <text:span text:style-name="T1">"42"</text:span>, name: <text:span text:style-name="T1">"Bruce"</text:span>, occupation: <text:span text:style-name="T1">"Knight"</text:span>, age: <text:span text:style-name="T1">"41"</text:span> }, { id: <text:span text:style-name="T1">"48"</text:span>, name: <text:span text:style-name="T1">"Barry"</text:span>, occupation: <text:span text:style-name="T1">"Runner"</text:span>, age: <text:span text:style-name="T1">"25"</text:span> }, { id: <text:span text:style-name="T1">"57"</text:span>, name: <text:span text:style-name="T1">"Bob"</text:span>, occupation: <text:span text:style-name="T1">"Fry Cook"</text:span>, age: <text:span text:style-name="T1">"19"</text:span> }, { id: <text:span text:style-name="T1">"63"</text:span>, name: <text:span text:style-name="T1">"Blaine"</text:span>, occupation: <text:span text:style-name="T1">"Quiz Master"</text:span>, age: <text:span text:style-name="T1">"58"</text:span> }, { id: <text:span text:style-name="T1">"7"</text:span>, name: <text:span text:style-name="T1">"Bilbo"</text:span>, occupation: <text:span text:style-name="T1">"None"</text:span>, age: <text:span text:style-name="T1">"111"</text:span> }]</text:p>
      <text:p text:style-name="P4"/>
      <text:p text:style-name="P1"><text:span text:style-name="T3">function</text:span> sortArrByAge(arr){</text:p>
      <text:p text:style-name="P2">    <text:span text:style-name="T7">arr.sort((a, b) </text:span><text:span text:style-name="T4">=&gt;</text:span><text:span text:style-name="T7"> {</text:span></text:p>
      <text:p text:style-name="P2">        <text:span text:style-name="T4">return</text:span><text:span text:style-name="T7"> parseInt(a.age) - parseInt(b.age);</text:span></text:p>
      <text:p text:style-name="P2">    <text:span text:style-name="T7">})</text:span></text:p>
      <text:p text:style-name="P1">}</text:p>
      <text:p text:style-name="P4"/>
      <text:p text:style-name="P1">sortArrByAge(arrayPart2)</text:p>
      <text:p text:style-name="P1">console.log(<text:span text:style-name="T1">"\nThe array sorted by age looks like this:\n"</text:span>, arrayPart2);</text:p>
      <text:p text:style-name="P4"/>
      <text:p text:style-name="P3">//Filter the array to remove entries with an age greater than 50.</text:p>
      <text:p text:style-name="P1"><text:span text:style-name="T3">function</text:span> filterAgeYounger50(arr){</text:p>
      <text:p text:style-name="P2">    <text:span text:style-name="T4">return</text:span><text:span text:style-name="T7"> arr.filter((entry) </text:span><text:span text:style-name="T4">=&gt;</text:span><text:span text:style-name="T7"> parseInt(entry.age) &lt;= </text:span><text:span text:style-name="T6">50</text:span><text:span text:style-name="T7"> );    </text:span></text:p>
      <text:p text:style-name="P1">}</text:p>
      <text:p text:style-name="P1"><text:span text:style-name="T3">let</text:span> filteredArray = filterAgeYounger50(arrayPart2)</text:p>
      <text:p text:style-name="P1">console.log(<text:span text:style-name="T1">"\nThe filtered array with removed entreies with an age older than 50 is:\n"</text:span>, filteredArray);</text:p>
      <text:p text:style-name="P4"><text:soft-page-break/></text:p>
      <text:p text:style-name="P3">//Map the array to change the “occupation” key to “job” and increment every age by 1.</text:p>
      <text:p text:style-name="P4"/>
      <text:p text:style-name="P1"><text:span text:style-name="T3">function</text:span> changeObjectsInArray(arr){</text:p>
      <text:p text:style-name="P2">    </text:p>
      <text:p text:style-name="P2">    <text:span text:style-name="T7">arr.map((obj) </text:span><text:span text:style-name="T4">=&gt;</text:span><text:span text:style-name="T7">{</text:span></text:p>
      <text:p text:style-name="P2">        <text:span text:style-name="T4">for</text:span><text:span text:style-name="T7"> (</text:span><text:span text:style-name="T4">let</text:span><text:span text:style-name="T7"> key </text:span><text:span text:style-name="T4">in</text:span><text:span text:style-name="T7"> obj){</text:span></text:p>
      <text:p text:style-name="P2">            <text:span text:style-name="T4">if</text:span><text:span text:style-name="T7">(key === </text:span><text:span text:style-name="T2">'occupation'</text:span><text:span text:style-name="T7">){</text:span></text:p>
      <text:p text:style-name="P2">                <text:span text:style-name="T7">obj[</text:span><text:span text:style-name="T2">'job'</text:span><text:span text:style-name="T7">] = obj[key];</text:span></text:p>
      <text:p text:style-name="P2">                <text:span text:style-name="T4">delete</text:span><text:span text:style-name="T7"> obj[</text:span><text:span text:style-name="T2">'occupation'</text:span><text:span text:style-name="T7">];</text:span></text:p>
      <text:p text:style-name="P2">            <text:span text:style-name="T7">}</text:span></text:p>
      <text:p text:style-name="P2">            <text:span text:style-name="T4">if</text:span><text:span text:style-name="T7">(key === </text:span><text:span text:style-name="T2">'age'</text:span><text:span text:style-name="T7">){</text:span></text:p>
      <text:p text:style-name="P2">                <text:span text:style-name="T7">obj[key] = (parseInt(obj[key]) + </text:span><text:span text:style-name="T6">1</text:span><text:span text:style-name="T7">).toString();</text:span></text:p>
      <text:p text:style-name="P4"/>
      <text:p text:style-name="P2">            <text:span text:style-name="T7">}</text:span></text:p>
      <text:p text:style-name="P2">        <text:span text:style-name="T7">}</text:span></text:p>
      <text:p text:style-name="P2">    <text:span text:style-name="T7">})</text:span></text:p>
      <text:p text:style-name="P2">    <text:span text:style-name="T4">return</text:span><text:span text:style-name="T7"> arr;</text:span></text:p>
      <text:p text:style-name="P1">}</text:p>
      <text:p text:style-name="P1"><text:span text:style-name="T3">let</text:span> agesPlus1 = changeObjectsInArray(filteredArray)</text:p>
      <text:p text:style-name="P1">console.log(<text:span text:style-name="T1">"\nThis function changed the key 'occupation' for 'job' and added '1' to the age of each person to the filtered array. Result:\n"</text:span>, agesPlus1);</text:p>
      <text:p text:style-name="P4"/>
      <text:p text:style-name="P1"><text:span text:style-name="T3">function</text:span> sumAges(arr){</text:p>
      <text:p text:style-name="P2">    <text:span text:style-name="T4">const</text:span><text:span text:style-name="T7"> sumOfAges = arr.reduce((sum, obj) </text:span><text:span text:style-name="T4">=&gt;</text:span><text:span text:style-name="T7"> {</text:span></text:p>
      <text:p text:style-name="P2">        <text:span text:style-name="T4">return</text:span><text:span text:style-name="T7"> sum + parseInt(obj.age);</text:span></text:p>
      <text:p text:style-name="P2">    <text:span text:style-name="T7">}, </text:span><text:span text:style-name="T6">0</text:span><text:span text:style-name="T7">) </text:span></text:p>
      <text:p text:style-name="P2">    <text:span text:style-name="T4">return</text:span><text:span text:style-name="T7"> sumOfAges;</text:span></text:p>
      <text:p text:style-name="P1">}</text:p>
      <text:p text:style-name="P1"><text:span text:style-name="T3">let</text:span> additionOfAges = sumAges(agesPlus1);</text:p>
      <text:p text:style-name="P1">console.log(<text:span text:style-name="T1">"\nThe sum of the ages in the previous array is"</text:span>, additionOfAges);</text:p>
      <text:p text:style-name="P4"/>
      <text:p text:style-name="P1"><text:span text:style-name="T3">function</text:span> averageAge(arr){</text:p>
      <text:p text:style-name="P2">    <text:span text:style-name="T4">return</text:span><text:span text:style-name="T7"> sumAges(arr) / arr.length;</text:span></text:p>
      <text:p text:style-name="P1">}</text:p>
      <text:p text:style-name="P1"><text:span text:style-name="T3">let</text:span> averageAgeResult = averageAge(agesPlus1);</text:p>
      <text:p text:style-name="P1">console.log(<text:span text:style-name="T1">'\nThe average age of the previous array is: '</text:span>, averageAgeResult);</text:p>
      <text:p text:style-name="P4"/>
      <text:p text:style-name="P3">//Part 3: Thinking Critically</text:p>
      <text:p text:style-name="P1">console.log(<text:span text:style-name="T1">'\n&gt;&gt;&gt;&gt;&gt;&gt;&gt;&gt;&gt;&gt;&gt;&gt;&gt;&gt;&gt;&gt;&gt;&gt;&gt;&gt;&gt;&gt;&gt;Part 3: Thinking Critically&lt;&lt;&lt;&lt;&lt;&lt;&lt;&lt;&lt;&lt;&lt;&lt;&lt;&lt;&lt;&lt;&lt;&lt;&lt;&lt;&lt;&lt;&lt;&lt;&lt;&lt;&lt;&lt;&lt;&lt;'</text:span>);</text:p>
      <text:p text:style-name="P3">//Take an object and increment its age field.</text:p>
      <text:p text:style-name="P1"><text:span text:style-name="T3">let</text:span> exampleObject = { id: <text:span text:style-name="T1">"42"</text:span>, name: <text:span text:style-name="T1">"Bruce"</text:span>, occupation: <text:span text:style-name="T1">"Knight"</text:span> };</text:p>
      <text:p text:style-name="P4"/>
      <text:p text:style-name="P1"><text:span text:style-name="T3">function</text:span> incrementAge(obj){</text:p>
      <text:p text:style-name="P2">    <text:span text:style-name="T4">if</text:span><text:span text:style-name="T7">(!obj.age){</text:span></text:p>
      <text:p text:style-name="P2">        <text:span text:style-name="T7">obj.age = </text:span><text:span text:style-name="T2">'0'</text:span><text:span text:style-name="T7">;</text:span></text:p>
      <text:p text:style-name="P2"><text:soft-page-break/>    <text:span text:style-name="T7">}</text:span></text:p>
      <text:p text:style-name="P2">    <text:span text:style-name="T7">obj.age = parseInt(obj.age) + </text:span><text:span text:style-name="T6">1</text:span><text:span text:style-name="T7">;</text:span></text:p>
      <text:p text:style-name="P2">    <text:span text:style-name="T7">obj.updated_at = </text:span><text:span text:style-name="T4">new</text:span><text:span text:style-name="T7"> Date;</text:span></text:p>
      <text:p text:style-name="P2">    <text:span text:style-name="T4">return</text:span><text:span text:style-name="T7"> obj;  </text:span></text:p>
      <text:p text:style-name="P1">}</text:p>
      <text:p text:style-name="P1">console.log(incrementAge(exampleObject));</text:p>
      <text:p text:style-name="P4"/>
      <text:p text:style-name="P1"><text:span text:style-name="T3">function</text:span> incrementAgeCopy(obj){</text:p>
      <text:p text:style-name="P2">    <text:span text:style-name="T4">let</text:span><text:span text:style-name="T7"> copyOfObj = {...obj};</text:span></text:p>
      <text:p text:style-name="P2">    <text:span text:style-name="T4">if</text:span><text:span text:style-name="T7">(!copyOfObj.age){</text:span></text:p>
      <text:p text:style-name="P2">        <text:span text:style-name="T7">copyOfObj.age = </text:span><text:span text:style-name="T2">'0'</text:span><text:span text:style-name="T7">;</text:span></text:p>
      <text:p text:style-name="P2">    <text:span text:style-name="T7">}</text:span></text:p>
      <text:p text:style-name="P2">    <text:span text:style-name="T7">copyOfObj.age = parseInt(copyOfObj.age) + </text:span><text:span text:style-name="T6">1</text:span><text:span text:style-name="T7">;</text:span></text:p>
      <text:p text:style-name="P2">    <text:span text:style-name="T7">copyOfObj.updated_at = </text:span><text:span text:style-name="T4">new</text:span><text:span text:style-name="T7"> Date;</text:span></text:p>
      <text:p text:style-name="P2">    <text:span text:style-name="T4">return</text:span><text:span text:style-name="T7"> copyOfObj;  </text:span></text:p>
      <text:p text:style-name="P1">}</text:p>
      <text:p text:style-name="P1">console.log(incrementAgeCopy(exampleObject)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20:33:34.562000000</meta:creation-date>
    <dc:date>2023-12-01T20:34:46.960000000</dc:date>
    <meta:editing-duration>PT1M14S</meta:editing-duration>
    <meta:editing-cycles>1</meta:editing-cycles>
    <meta:document-statistic meta:table-count="0" meta:image-count="0" meta:object-count="0" meta:page-count="4" meta:paragraph-count="115" meta:word-count="582" meta:character-count="4874" meta:non-whitespace-character-count="4101"/>
    <meta:generator>LibreOffice/7.5.2.2$Windows_X86_64 LibreOffice_project/53bb9681a964705cf672590721dbc85eb4d0c3a2</meta:generator>
  </office:meta>
</office:document-meta>
</file>